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Mono" svg:font-family="'Andale Mono'" style:font-family-generic="modern" style:font-pitch="fixed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StarSymbol" svg:font-family="StarSymbol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Text_20_body">
      <style:text-properties fo:font-style="normal" style:font-style-asian="normal" style:font-style-complex="normal"/>
    </style:style>
    <style:style style:name="P2" style:family="paragraph" style:parent-style-name="Bibliography_20_1">
      <style:paragraph-properties>
        <style:tab-stops/>
      </style:paragraph-properties>
    </style:style>
    <style:style style:name="P3" style:family="paragraph" style:parent-style-name="Bibliography_20_Heading">
      <style:text-properties fo:font-style="normal" style:font-style-asian="normal" style:font-style-complex="normal"/>
    </style:style>
    <style:style style:name="P4" style:family="paragraph" style:parent-style-name="Text_20_body" style:list-style-name="L1"/>
    <style:style style:name="P5" style:family="paragraph" style:parent-style-name="Text_20_body" style:list-style-name="L2">
      <style:text-properties fo:font-style="italic" style:font-style-asian="italic" style:font-style-complex="italic"/>
    </style:style>
    <style:style style:name="P6" style:family="paragraph" style:parent-style-name="Text_20_body">
      <style:text-properties officeooo:paragraph-rsid="001d69fe"/>
    </style:style>
    <style:style style:name="P7" style:family="paragraph" style:parent-style-name="Text_20_body">
      <style:text-properties officeooo:paragraph-rsid="001e51e6"/>
    </style:style>
    <style:style style:name="P8" style:family="paragraph" style:parent-style-name="Title">
      <style:text-properties officeooo:paragraph-rsid="001d69fe"/>
    </style:style>
    <style:style style:name="P9" style:family="paragraph" style:parent-style-name="affiliation">
      <style:text-properties officeooo:rsid="001d69fe" officeooo:paragraph-rsid="001d69fe"/>
    </style:style>
    <style:style style:name="P10" style:family="paragraph" style:parent-style-name="city">
      <style:text-properties officeooo:rsid="001d69fe" officeooo:paragraph-rsid="001d69fe"/>
    </style:style>
    <style:style style:name="P11" style:family="paragraph" style:parent-style-name="projecttitle">
      <style:text-properties officeooo:rsid="001d69fe" officeooo:paragraph-rsid="001d69f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d69fe" style:font-style-asian="normal" style:font-style-complex="normal"/>
    </style:style>
    <style:style style:name="T3" style:family="text">
      <style:text-properties fo:font-style="normal" officeooo:rsid="001e51e6" style:font-style-asian="normal" style:font-style-complex="normal"/>
    </style:style>
    <style:style style:name="T4" style:family="text">
      <style:text-properties fo:font-style="normal" officeooo:rsid="001f619a" style:font-style-asian="normal" style:font-style-complex="normal"/>
    </style:style>
    <style:style style:name="T5" style:family="text">
      <style:text-properties fo:font-style="normal" officeooo:rsid="0020858c" style:font-style-asian="normal" style:font-style-complex="normal"/>
    </style:style>
    <style:style style:name="T6" style:family="text">
      <style:text-properties officeooo:rsid="001d69fe"/>
    </style:style>
    <style:style style:name="T7" style:family="text">
      <style:text-properties fo:font-style="italic" officeooo:rsid="001d69fe" style:font-style-asian="italic" style:font-style-complex="italic"/>
    </style:style>
    <style:style style:name="T8" style:family="text">
      <style:text-properties fo:font-style="italic" officeooo:rsid="001e51e6" style:font-style-asian="italic" style:font-style-complex="italic"/>
    </style:style>
    <style:style style:name="T9" style:family="text">
      <style:text-properties officeooo:rsid="001f619a"/>
    </style:style>
    <style:style style:name="T10" style:family="text">
      <style:text-properties officeooo:rsid="0020858c"/>
    </style:style>
    <text:list-style style:name="L1">
      <text:list-level-style-bullet text:level="1" text:style-name="Bullet_20_Symbols" loext:num-list-format="%1%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loext:num-list-format="%2%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loext:num-list-format="%1%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loext:num-list-format="%2%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6">П</text:span>одход<text:span text:style-name="T6">ы</text:span> к созданию комплекса программных средств автоматизированного проведения и проверки учебных лабораторных работ</text:p>
      <text:p text:style-name="author"><text:span text:style-name="T6">Андрей Галактионов, Лев Багнюк, Егор Погорелко</text:span></text:p>
      <text:p text:style-name="P10">Москва</text:p>
      <text:p text:style-name="P9">Кафедра ИУ10 «Защита информации» МГТУ им. Н.Э. Баумана</text:p>
      <text:p text:style-name="P11">Hashpass</text:p>
      <text:p text:style-name="projecturl">https://github.com/Bunnyton/hashpass</text:p>
      <text:p text:style-name="abstract_20_title">Аннотация</text:p>
      <text:p text:style-name="abstract">В докладе будет представлен подход к созданию комплекса программных средств автоматизированного проведения и проверки учебных лабораторных работ. Ключевыми особенностями подхода являются автоматизированное создание персонализированных изолированных окружений на основе виртуальных машин и средств изоляции процессов Linux, а также упрощенное описание заданий и критериев их успешного выполнения.</text:p>
      <text:p text:style-name="P6"><text:span text:style-name="T6">В рамках данной работы будет рассказано о подход</text:span><text:span text:style-name="T9">е</text:span><text:span text:style-name="T6"> к разработке комплекса программных средств, которое позволит проводить интерактивные лабораторные работы. Целью создания данного ПО является улучшение и упрощение образовательного процесса студентов. </text:span></text:p>
      <text:p text:style-name="P6"><text:span text:style-name="T6">Данный комплекс разрабатывается, в первую очередь, для проведения лабораторных работ </text:span><text:span text:style-name="T10">по</text:span><text:span text:style-name="T6"> изучени</text:span><text:span text:style-name="T10">ю</text:span><text:span text:style-name="T6"> Linux. Опытным путем обнаружено, что для достижения определенной задачи, будь то создание файла или смена пароля, может использоваться огромное количество различных команд и их комбинаций. Для того, чтобы достигать максимальной эффективности в данном ПО используется подход, анализирующий не конкретные команды, а результат их выполнения. Конкретно, анализируется изменение файловой системы, а также вывод после выполнения команды. </text:span></text:p>
      <text:p text:style-name="P7"><text:span text:style-name="T6">Можно подумать, что можно ошибиться в командах или ввести их с избытком, например, постоянно используя команду</text:span><text:span text:style-name="T7"> ls. </text:span><text:span text:style-name="T2">Данная проблема решена использованием принципа «разделяй и властвуй», то есть, общее количество команд разделено на этапы, которые достигают определенные цели. Таким образом, можно выделить точки, где комплекс </text:span><text:span text:style-name="T3">программных средств собирает данные.</text:span></text:p>
      <text:p text:style-name="P7"><text:span text:style-name="T3">Для максимальной реалистичности в данном комплексе используется </text:span><text:span text:style-name="T8">systemd-nspawn</text:span><text:span text:style-name="T7">, </text:span><text:span text:style-name="T3">что позволяет эмулировать полноценную работу ОС. Для максимальной шаблонизации задач используется </text:span><text:span text:style-name="T8">overlay-fs</text:span><text:span text:style-name="T3">, что позволяет сэкономить пространство и облегчить опыт использования.</text:span></text:p>
      <text:p text:style-name="P7"><text:span text:style-name="T3">Таким образом, можно создать «задание», организова</text:span><text:span text:style-name="T4">в</text:span><text:span text:style-name="T3"> пространство и зафиксировав решение. Если пользователь, </text:span><text:span text:style-name="T5">выполняющий</text:span><text:span text:style-name="T3"> задание, </text:span><text:span text:style-name="T5">осуществит</text:span><text:span text:style-name="T3"> действия, которые приведут его к тем же результатам, что и создателя </text:span><text:span text:style-name="T5">задания</text:span><text:span text:style-name="T3">, то </text:span><text:span text:style-name="T5">оно </text:span><text:span text:style-name="T3">будет засчитано как </text:span><text:span text:style-name="T5">выполненное</text:span><text:span text:style-name="T3">.</text:span></text:p>
      <text:p text:style-name="P7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Mono" svg:font-family="'Andale Mono'" style:font-family-generic="modern" style:font-pitch="fixed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StarSymbol" svg:font-family="StarSymbol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ru" fo:country="RU" style:letter-kerning="true" style:font-name-asian="Arial1" style:font-size-asian="12pt" style:language-asian="zxx" style:country-asian="none" style:font-name-complex="Arial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ru" fo:country="RU" style:letter-kerning="true" style:font-name-asian="Arial1" style:font-size-asian="12pt" style:language-asian="zxx" style:country-asian="none" style:font-name-complex="Arial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Georgia" fo:font-family="Georgia" style:font-style-name="Обычный" style:font-family-generic="roman" style:font-pitch="variabl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author" style:class="chapter">
      <style:paragraph-properties fo:margin-top="0.423cm" fo:margin-bottom="0.212cm" style:contextual-spacing="false" fo:keep-with-next="always"/>
      <style:text-properties style:font-name="Verdana" fo:font-family="Verdana" style:font-family-generic="swiss" style:font-pitch="variable" fo:font-size="14pt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list-style-name="Numbering_20_1" style:class="index" style:master-page-name="">
      <style:paragraph-properties fo:margin-left="0cm" fo:margin-right="0cm" fo:text-indent="0cm" style:auto-text-indent="false" style:page-number="auto">
        <style:tab-stops>
          <style:tab-stop style:position="16.999cm" style:type="right" style:leader-style="dotted" style:leader-text="."/>
        </style:tab-stops>
      </style:paragraph-properties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Andale Mono" fo:font-family="'Andale Mono'" style:font-family-generic="modern" style:font-pitch="fixed" fo:font-size="10pt" style:font-name-asian="Andale Mono" style:font-family-asian="'Andale Mono'" style:font-family-generic-asian="modern" style:font-pitch-asian="fixed" style:font-size-asian="10pt" style:font-name-complex="Andale Mono" style:font-family-complex="'Andale Mono'" style:font-family-generic-complex="modern" style:font-pitch-complex="fixed" style:font-size-complex="10pt"/>
    </style:style>
    <style:style style:name="author" style:family="paragraph" style:parent-style-name="Standard" style:next-style-name="city" style:class="text"/>
    <style:style style:name="projecturl" style:family="paragraph" style:parent-style-name="Standard" style:next-style-name="abstract_20_title" style:class="text"/>
    <style:style style:name="projecttitle" style:family="paragraph" style:parent-style-name="Standard" style:next-style-name="projecturl" style:class="text"/>
    <style:style style:name="affiliation" style:family="paragraph" style:parent-style-name="Standard" style:next-style-name="projecttitle" style:class="text"/>
    <style:style style:name="city" style:family="paragraph" style:parent-style-name="Standard" style:next-style-name="affiliation" style:class="text"/>
    <style:style style:name="abstract_20_title" style:display-name="abstract title" style:family="paragraph" style:parent-style-name="Standard" style:next-style-name="abstract">
      <style:paragraph-properties fo:text-align="center" style:justify-single-word="false"/>
      <style:text-properties fo:font-size="10pt" fo:font-weight="bold"/>
    </style:style>
    <style:style style:name="abstract" style:family="paragraph" style:parent-style-name="Standard">
      <style:paragraph-properties fo:margin-left="1cm" fo:margin-right="1cm" fo:margin-top="0.199cm" fo:margin-bottom="0.499cm" style:contextual-spacing="false" fo:text-indent="0cm" style:auto-text-indent="false"/>
      <style:text-properties fo:font-size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Teletype" style:family="text">
      <style:text-properties style:font-name="Andale Mono" fo:font-family="'Andale Mono'" style:font-family-generic="modern" style:font-pitch="fixed" style:font-name-asian="Andale Mono" style:font-family-asian="'Andale Mono'" style:font-family-generic-asian="modern" style:font-pitch-asian="fixed" style:font-name-complex="Andale Mono" style:font-family-complex="'Andale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by-position="false" text:sort-algorithm="alphanumeric" fo:language="ru" fo:country="RU">
      <text:sort-key text:key="author" text:sort-ascending="true"/>
      <text:sort-key text:key="year" text:sort-ascending="true"/>
      <text:sort-key text:key="title" text:sort-ascending="true"/>
    </text:bibliography-configuration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4-06-07T23:50:37.638302305</meta:creation-date>
    <dc:language>ru-RU</dc:language>
    <meta:editing-cycles>1</meta:editing-cycles>
    <meta:editing-duration>P0D</meta:editing-duration>
    <meta:document-statistic meta:table-count="0" meta:image-count="0" meta:object-count="0" meta:page-count="1" meta:paragraph-count="13" meta:word-count="282" meta:character-count="2327" meta:non-whitespace-character-count="2056"/>
    <meta:user-defined meta:name="Info 1"/>
    <meta:user-defined meta:name="Info 2"/>
    <meta:user-defined meta:name="Info 3"/>
    <meta:user-defined meta:name="Info 4"/>
  </office:meta>
</office:document-meta>
</file>